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office:value-type="string" calcext:value-type="string">
            <text:p>4#div + 6#sqrt &gt; #add/sub + #fma + #mul</text:p>
          </table:table-cell>
          <table:table-cell table:number-columns-repeated="3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  <table:table-cell table:formula="of:= IF([.O2]*4 + [.P2]*6 &gt; [.M2] + [.L2] + [.N2]; 1; 0)" office:value-type="float" office:value="1" calcext:value-type="float">
            <text:p>1</text:p>
          </table:table-cell>
          <table:table-cell table:number-columns-repeated="3"/>
          <table:table-cell table:formula="of:=ROUND(14*[.D2]+144*[.D2]+3*[.B2]*[.B2]-3*[.B2]+6*[.B2]*[.C2]+(4/3)*[.C2]*[.C2])" office:value-type="float" office:value="2116713" calcext:value-type="float">
            <text:p>2116713</text:p>
          </table:table-cell>
          <table:table-cell table:formula="of:= [.O2]*4 + [.P2]*6" office:value-type="float" office:value="2164880" calcext:value-type="float">
            <text:p>2164880</text:p>
          </table:table-cell>
          <table:table-cell table:formula="of:= [.U2]/[.V2]" office:value-type="float" office:value="0.9777507298326" calcext:value-type="float">
            <text:p>0.97775072983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  <table:table-cell table:formula="of:= IF([.O3]*4 + [.P3]*6 &gt; [.M3] + [.L3] + [.N3]; 1; 0)" office:value-type="float" office:value="1" calcext:value-type="float">
            <text:p>1</text:p>
          </table:table-cell>
          <table:table-cell table:number-columns-repeated="3"/>
          <table:table-cell table:formula="of:=ROUND(14*[.D3]+144*[.D3]+3*[.B3]*[.B3]-3*[.B3]+6*[.B3]*[.C3]+(4/3)*[.C3]*[.C3])" office:value-type="float" office:value="6273705" calcext:value-type="float">
            <text:p>6273705</text:p>
          </table:table-cell>
          <table:table-cell table:formula="of:= [.O3]*4 + [.P3]*6" office:value-type="float" office:value="6355244" calcext:value-type="float">
            <text:p>6355244</text:p>
          </table:table-cell>
          <table:table-cell table:formula="of:= [.U3]/[.V3]" office:value-type="float" office:value="0.98716980811437" calcext:value-type="float">
            <text:p>0.987169808114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  <table:table-cell table:formula="of:= IF([.O4]*4 + [.P4]*6 &gt; [.M4] + [.L4] + [.N4]; 1; 0)" office:value-type="float" office:value="1" calcext:value-type="float">
            <text:p>1</text:p>
          </table:table-cell>
          <table:table-cell table:number-columns-repeated="3"/>
          <table:table-cell table:formula="of:=ROUND(14*[.D4]+144*[.D4]+3*[.B4]*[.B4]-3*[.B4]+6*[.B4]*[.C4]+(4/3)*[.C4]*[.C4])" office:value-type="float" office:value="11832195" calcext:value-type="float">
            <text:p>11832195</text:p>
          </table:table-cell>
          <table:table-cell table:formula="of:= [.O4]*4 + [.P4]*6" office:value-type="float" office:value="11943218" calcext:value-type="float">
            <text:p>11943218</text:p>
          </table:table-cell>
          <table:table-cell table:formula="of:= [.U4]/[.V4]" office:value-type="float" office:value="0.990704096668084" calcext:value-type="float">
            <text:p>0.9907040966680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  <table:table-cell table:formula="of:= IF([.O5]*4 + [.P5]*6 &gt; [.M5] + [.L5] + [.N5]; 1; 0)" office:value-type="float" office:value="1" calcext:value-type="float">
            <text:p>1</text:p>
          </table:table-cell>
          <table:table-cell/>
          <table:table-cell office:value-type="string" calcext:value-type="string">
            <text:p>Peak Performance</text:p>
          </table:table-cell>
          <table:table-cell/>
          <table:table-cell table:formula="of:=ROUND(14*[.D5]+144*[.D5]+3*[.B5]*[.B5]-3*[.B5]+6*[.B5]*[.C5]+(4/3)*[.C5]*[.C5])" office:value-type="float" office:value="18698277" calcext:value-type="float">
            <text:p>18698277</text:p>
          </table:table-cell>
          <table:table-cell table:formula="of:= [.O5]*4 + [.P5]*6" office:value-type="float" office:value="18837164" calcext:value-type="float">
            <text:p>18837164</text:p>
          </table:table-cell>
          <table:table-cell table:formula="of:= [.U5]/[.V5]" office:value-type="float" office:value="0.992626968688068" calcext:value-type="float">
            <text:p>0.9926269686880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  <table:table-cell table:formula="of:= IF([.O6]*4 + [.P6]*6 &gt; [.M6] + [.L6] + [.N6]; 1; 0)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&gt;</text:p>
          </table:table-cell>
          <table:table-cell/>
          <table:table-cell table:formula="of:=ROUND(14*[.D6]+144*[.D6]+3*[.B6]*[.B6]-3*[.B6]+6*[.B6]*[.C6]+(4/3)*[.C6]*[.C6])" office:value-type="float" office:value="27524363" calcext:value-type="float">
            <text:p>27524363</text:p>
          </table:table-cell>
          <table:table-cell table:formula="of:= [.O6]*4 + [.P6]*6" office:value-type="float" office:value="27692252" calcext:value-type="float">
            <text:p>27692252</text:p>
          </table:table-cell>
          <table:table-cell table:formula="of:= [.U6]/[.V6]" office:value-type="float" office:value="0.993937329473963" calcext:value-type="float">
            <text:p>0.9939373294739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  <table:table-cell table:formula="of:= IF([.O7]*4 + [.P7]*6 &gt; [.M7] + [.L7] + [.N7]; 1; 0)" office:value-type="float" office:value="1" calcext:value-type="float">
            <text:p>1</text:p>
          </table:table-cell>
          <table:table-cell table:number-columns-repeated="3"/>
          <table:table-cell table:formula="of:=ROUND(14*[.D7]+144*[.D7]+3*[.B7]*[.B7]-3*[.B7]+6*[.B7]*[.C7]+(4/3)*[.C7]*[.C7])" office:value-type="float" office:value="37051717" calcext:value-type="float">
            <text:p>37051717</text:p>
          </table:table-cell>
          <table:table-cell table:formula="of:= [.O7]*4 + [.P7]*6" office:value-type="float" office:value="37246066" calcext:value-type="float">
            <text:p>37246066</text:p>
          </table:table-cell>
          <table:table-cell table:formula="of:= [.U7]/[.V7]" office:value-type="float" office:value="0.994782026107133" calcext:value-type="float">
            <text:p>0.9947820261071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  <table:table-cell table:formula="of:= IF([.O8]*4 + [.P8]*6 &gt; [.M8] + [.L8] + [.N8]; 1; 0)" office:value-type="float" office:value="1" calcext:value-type="float">
            <text:p>1</text:p>
          </table:table-cell>
          <table:table-cell table:number-columns-repeated="3"/>
          <table:table-cell table:formula="of:=ROUND(14*[.D8]+144*[.D8]+3*[.B8]*[.B8]-3*[.B8]+6*[.B8]*[.C8]+(4/3)*[.C8]*[.C8])" office:value-type="float" office:value="46759301" calcext:value-type="float">
            <text:p>46759301</text:p>
          </table:table-cell>
          <table:table-cell table:formula="of:= [.O8]*4 + [.P8]*6" office:value-type="float" office:value="46977192" calcext:value-type="float">
            <text:p>46977192</text:p>
          </table:table-cell>
          <table:table-cell table:formula="of:= [.U8]/[.V8]" office:value-type="float" office:value="0.99536177045235" calcext:value-type="float">
            <text:p>0.995361770452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  <table:table-cell table:formula="of:= IF([.O9]*4 + [.P9]*6 &gt; [.M9] + [.L9] + [.N9]; 1; 0)" office:value-type="float" office:value="1" calcext:value-type="float">
            <text:p>1</text:p>
          </table:table-cell>
          <table:table-cell table:number-columns-repeated="3"/>
          <table:table-cell table:formula="of:=ROUND(14*[.D9]+144*[.D9]+3*[.B9]*[.B9]-3*[.B9]+6*[.B9]*[.C9]+(4/3)*[.C9]*[.C9])" office:value-type="float" office:value="59268409" calcext:value-type="float">
            <text:p>59268409</text:p>
          </table:table-cell>
          <table:table-cell table:formula="of:= [.O9]*4 + [.P9]*6" office:value-type="float" office:value="59513246" calcext:value-type="float">
            <text:p>59513246</text:p>
          </table:table-cell>
          <table:table-cell table:formula="of:= [.U9]/[.V9]" office:value-type="float" office:value="0.995886008301412" calcext:value-type="float">
            <text:p>0.99588600830141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  <table:table-cell table:formula="of:= IF([.O10]*4 + [.P10]*6 &gt; [.M10] + [.L10] + [.N10]; 1; 0)" office:value-type="float" office:value="1" calcext:value-type="float">
            <text:p>1</text:p>
          </table:table-cell>
          <table:table-cell table:number-columns-repeated="3"/>
          <table:table-cell table:formula="of:=ROUND(14*[.D10]+144*[.D10]+3*[.B10]*[.B10]-3*[.B10]+6*[.B10]*[.C10]+(4/3)*[.C10]*[.C10])" office:value-type="float" office:value="74735705" calcext:value-type="float">
            <text:p>74735705</text:p>
          </table:table-cell>
          <table:table-cell table:formula="of:= [.O10]*4 + [.P10]*6" office:value-type="float" office:value="75010028" calcext:value-type="float">
            <text:p>75010028</text:p>
          </table:table-cell>
          <table:table-cell table:formula="of:= [.U10]/[.V10]" office:value-type="float" office:value="0.996342848985472" calcext:value-type="float">
            <text:p>0.9963428489854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  <table:table-cell table:formula="of:= IF([.O11]*4 + [.P11]*6 &gt; [.M11] + [.L11] + [.N11]; 1; 0)" office:value-type="float" office:value="1" calcext:value-type="float">
            <text:p>1</text:p>
          </table:table-cell>
          <table:table-cell table:number-columns-repeated="3"/>
          <table:table-cell table:formula="of:=ROUND(14*[.D11]+144*[.D11]+3*[.B11]*[.B11]-3*[.B11]+6*[.B11]*[.C11]+(4/3)*[.C11]*[.C11])" office:value-type="float" office:value="87285269" calcext:value-type="float">
            <text:p>87285269</text:p>
          </table:table-cell>
          <table:table-cell table:formula="of:= [.O11]*4 + [.P11]*6" office:value-type="float" office:value="87581568" calcext:value-type="float">
            <text:p>87581568</text:p>
          </table:table-cell>
          <table:table-cell table:formula="of:= [.U11]/[.V11]" office:value-type="float" office:value="0.996616879478568" calcext:value-type="float">
            <text:p>0.996616879478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1:04:51.65613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7:50:41.974345308</meta:creation-date>
    <dc:date>2020-06-07T21:05:07.608780513</dc:date>
    <meta:editing-duration>PT1H9M53S</meta:editing-duration>
    <meta:editing-cycles>12</meta:editing-cycles>
    <meta:generator>LibreOffice/6.0.7.3$Linux_X86_64 LibreOffice_project/00m0$Build-3</meta:generator>
    <meta:document-statistic meta:table-count="1" meta:cell-count="191" meta:object-count="0"/>
  </office:meta>
</office:document-meta>
</file>